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cf25" officeooo:paragraph-rsid="0015cf25"/>
    </style:style>
    <style:style style:name="P2" style:family="paragraph" style:parent-style-name="Standard">
      <style:text-properties officeooo:rsid="00179e67" officeooo:paragraph-rsid="00179e67"/>
    </style:style>
    <style:style style:name="P3" style:family="paragraph" style:parent-style-name="Standard">
      <style:text-properties officeooo:rsid="001905b2" officeooo:paragraph-rsid="001905b2"/>
    </style:style>
    <style:style style:name="T1" style:family="text">
      <style:text-properties officeooo:rsid="0018af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UMEN:</text:p>
      <text:p text:style-name="P1">El presente trabajo trata acerca del estudio de las concentraciones de una reacción química a través del tiempo partiendo de datos obtenidos de manera experimental utilizando métodos numéricos.</text:p>
      <text:p text:style-name="P1"/>
      <text:p text:style-name="P1"/>
      <text:p text:style-name="P1"/>
      <text:p text:style-name="P3">INTRODUCCION:</text:p>
      <text:p text:style-name="P2">Hay una gran variedad de fenómenos en la naturalza y en procesos industriales cuyo análisis se reduce simplemente al estudio de reacciones químicas. Estas reacciones químicas toman lugar a partir de los denominados reactantes, que son algo así como los ingredientes en el proceso descrito por la reacción química. Bajo las condiciones apropiadas estos reactantes reaccionarán entre sí dando lugar a un resultado que sera denominado el PRODUCTO de una reacción química. <text:span text:style-name="T1">En este trabajo vamos a utilizar datos obtenidos experimantalmente que describen el comportamiento de una reacción química en función del tiempo para , mediante el uso de métodos numéricos conocidos como interpolación polinomial, determinar la concentración del producto de una reacción química en un momento determinado mediante el cálculo de una función que nos permita describir en función del tiempo el comportamiento de dicha reacción química.</text:span></text:p>
      <text:p text:style-name="P2"/>
      <text:p text:style-name="P2"/>
      <text:p text:style-name="P2"/>
      <text:p text:style-name="P3">CONCEPTOS PREVIOS:</text:p>
      <text:p text:style-name="P3"/>
      <text:p text:style-name="P3"><text:tab/>REACCIÓN QUÍMICA: definir lo que es una reacción química</text:p>
      <text:p text:style-name="P3"/>
      <text:p text:style-name="P3"><text:tab/>INTERPOLACIÓN POLINOMIAL: definición general de lo que es una interpolación <text:tab/>polinomial y mencionar algunos métodos como Lagrange o Newton</text:p>
      <text:p text:style-name="P3"/>
      <text:p text:style-name="P3"/>
      <text:p text:style-name="P3">ANÁLISIS DEL PROBLEMA:</text:p>
      <text:p text:style-name="P3"/>
      <text:p text:style-name="P3">Poner el enunciado del problema y recalcar que es un tipo de problema donde necesitamos calcular una función que nos permita describir el comportamiento de la reacción química en función del tiempo, lo cual se logrará mediante la interpolación polinom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23:16:27.694692626</meta:creation-date>
    <dc:date>2019-05-23T23:58:17.978649377</dc:date>
    <meta:editing-duration>PT17S</meta:editing-duration>
    <meta:editing-cycles>1</meta:editing-cycles>
    <meta:document-statistic meta:table-count="0" meta:image-count="0" meta:object-count="0" meta:page-count="1" meta:paragraph-count="9" meta:word-count="241" meta:character-count="1621" meta:non-whitespace-character-count="1386"/>
    <meta:generator>LibreOffice/6.1.5.2$Linux_X86_64 LibreOffice_project/10$Build-2</meta:generator>
  </office:meta>
</office:document-meta>
</file>